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1" style:master-page-name="Standard">
      <style:paragraph-properties style:page-number="auto"/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1"/>
    <style:style style:name="P7" style:family="paragraph" style:parent-style-name="Standard">
      <style:paragraph-properties fo:text-align="end" style:justify-single-word="false"/>
      <style:text-properties fo:color="#b3b3b3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ubdivision Meshes in RiCPP</text:h>
      <text:p text:style-name="P7">Memo for RiCPP, Andreas Pidde, 21st September 2008</text:p>
      <text:p text:style-name="P1"/>
      <text:p text:style-name="P1">A subdivision mesh consists of faces, edges and vertices. The vertices are connected by edges (winged edge like) and form the mesh. The Catmull-Clark subdivision scheme “<text:span text:style-name="T7">catmull-clark</text:span>” is supported, as given in RenderMan. The Loop subdivision scheme “<text:span text:style-name="T7">loop</text:span>” for triangular meshes is planned. A scheme “<text:span text:style-name="T7">none</text:span>” can be used for linear interpolation of the net.</text:p>
      <text:h text:style-name="P2" text:outline-level="2">The RenderMan Interface for Subdivision Surfaces</text:h>
      <text:p text:style-name="P1">There are two interface calls for subdivision surfaces: <text:span text:style-name="T5">RiSubdivisionMesh()</text:span> and <text:span text:style-name="T5">RiHierarchicalSubdivisionMesh()</text:span>. <text:span text:style-name="T5">RiSubdivisionMesh()</text:span> can be expressed in terms of the later <text:span text:style-name="T5">RiHierarchicalSubdivisionMesh()</text:span><text:span text:style-name="T6"> by omitting the editing extensions.</text:span></text:p>
      <text:h text:style-name="P2" text:outline-level="2">Data structures</text:h>
      <text:p text:style-name="P1">Subdivision meshes are implemented in RiCPP using three sets of classes. A container class for the tesselated data <text:span text:style-name="T5">CSubdivisionHierarchyTesselator</text:span> (<text:span text:style-name="T7">triangulation.cpp,.h</text:span>), the classes for the connectivity <text:span text:style-name="T5">CSubdivVertex</text:span>, <text:span text:style-name="T5">CSubdivEdge</text:span>, <text:span text:style-name="T5">CSubdivFace</text:span> and <text:span text:style-name="T5">CSubdivisionIndices</text:span> (<text:span text:style-name="T7">subdivision.cpp.h</text:span>) and the strategy classes for the subdivision, consisting at the moment of the virtual base class <text:span text:style-name="T5">CSubdivisionStrategy</text:span> and the specializations <text:span text:style-name="T9">CCatmullClarkSubdivision</text:span><text:span text:style-name="T10"> and</text:span><text:span text:style-name="T9"> </text:span><text:span text:style-name="T9">CNoneSubdivision</text:span> and a container class for the strategies <text:span text:style-name="T5">CSubdivisionStrategies</text:span> (also in <text:span text:style-name="T7">subdivision.cpp.h</text:span>), <text:span text:style-name="T5">CLoopSubdivision</text:span> will follow.</text:p>
      <text:h text:style-name="P2" text:outline-level="2">Literature</text:h>
      <text:list text:style-name="L1">
        <text:list-item>
          <text:p text:style-name="P6"><text:bookmark-start text:name="PixarManual"/><text:span text:style-name="T2">Pixar Animation Studios</text:span><text:span text:style-name="T1">, Pixar's RenderMan User's Manual</text:span><text:bookmark-end text:name="PixarManual"/><text:span text:style-name="T1"> </text:span><text:span text:style-name="Internet_20_link"><text:span text:style-name="T1">https://renderman.pixar.com/forum/docs/RfM_1.0/RenderMan_Manual/users_guide/index.php</text:span></text:span></text:p>
        </text:list-item>
        <text:list-item>
          <text:p text:style-name="P6"><text:bookmark-start text:name="PixarAppNotee10"/><text:span text:style-name="T2">Pixar Animation Studios</text:span><text:span text:style-name="T1">, PhotoRealistic RenderMan Application Note #</text:span><text:bookmark-end text:name="PixarAppNotee10"/><text:span text:style-name="T1">41, “Hierarchical Subdivision Surfaces” </text:span><text:a xlink:type="simple" xlink:href="https://renderman.pixar.com/forum/docs/RfM_1.0/RenderMan_Manual/AppNotes/appnote.41.php"><text:span text:style-name="Internet_20_link"><text:span text:style-name="T1">https://renderman.pixar.com/forum/docs/RfM_1.0/RenderMan_Manual/AppNotes/appnote.41.php</text:span></text:span></text:a></text:p>
        </text:list-item>
        <text:list-item>
          <text:p text:style-name="P6"><text:bookmark-start text:name="PixarAppNotee101"/><text:span text:style-name="T2">Pixar Animation Studios</text:span><text:span text:style-name="T3">, PhotoRealistic RenderMan Application Note #</text:span><text:bookmark-end text:name="PixarAppNotee101"/><text:span text:style-name="T3">28, “The Subdivision Mesh Primitive” <text:s/></text:span><text:a xlink:type="simple" xlink:href="https://renderman.pixar.com/forum/docs/RfM_1.0/RenderMan_Manual/AppNotes/appnote.28.php"><text:span text:style-name="Internet_20_link"><text:span text:style-name="T3">https://renderman.pixar.com/forum/docs/RfM_1.0/RenderMan_Manual/AppNotes/appnote.28.php</text:span></text:span></text:a></text:p>
        </text:list-item>
        <text:list-item>
          <text:p text:style-name="P6"><text:bookmark-start text:name="ApodacaARM"/><text:span text:style-name="T2">Apodaca, Anthony A.; Gritz, Larry</text:span><text:span text:style-name="T1">: Advanced RenderMan</text:span><text:bookmark-end text:name="ApodacaARM"/><text:span text:style-name="T1">. Morgan Kaufmann, 1999, ISBN 978-1558606180</text:span></text:p>
        </text:list-item>
        <text:list-item>
          <text:p text:style-name="P5"><text:span text:style-name="T4">Raghavachary, Saty</text:span>: Rendering for Beginners. Focal Press, 2004, ISBN 978-0240519357</text:p>
        </text:list-item>
        <text:list-item>
          <text:p text:style-name="P5"><text:span text:style-name="T4">DeRose, Tony; Kass, Michael, Truong, Tien</text:span>: Subdivision Surfaces in Character Animation. Pixar Animation Studios, 1998 (Available as a PDF document)</text:p>
        </text:list-item>
        <text:list-item>
          <text:p text:style-name="P5"><text:span text:style-name="T4">Halstead, Mark; Kass, Michael; DeRose, Tony</text:span>: Efficient, fair interpolation using Catmull-Clark surfaces. Apple Computer Inc. Computer Graphics, 27(3):35-44, August 1993 (Available as a PDF document)</text:p>
        </text:list-item>
        <text:list-item>
          <text:p text:style-name="P5"><text:span text:style-name="T4">Catmull, E.; Clark, J.</text:span>: Recursively generated B-spline surfaces on arbitrary topological meshes. Computer Aided Design, 10(6):350-355, 1978</text:p>
        </text:list-item>
        <text:list-item>
          <text:p text:style-name="P5"><text:soft-page-break/><text:span text:style-name="T4">Loop, Charles Teorell</text:span>: Smooth Subdivision Surfaces based on Triangles. University of Utah, 1987 (Master of Science thesis, available as PDF file <text:a xlink:type="simple" xlink:href="http://research.microsoft.com/~cloop/thesis.pdf">http://research.microsoft.com/~cloop/thesis.pdf</text:a>)</text:p>
        </text:list-item>
        <text:list-item>
          <text:p text:style-name="P5">Stam, Jos: Evaluation of Loop Subdivision Surfaces. Alias, Wavefront Inc., 1998 (Available as PDF document <text:a xlink:type="simple" xlink:href="http://www.dgp.toronto.edu/people/stam/reality/Research/pdf/loop.pdf">http://www.dgp.toronto.edu/people/stam/reality/Research/pdf/loop.pdf</text:a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Catmull-Clark Subdivision Meshes in RiCPP</dc:title>
    <meta:initial-creator>pidde</meta:initial-creator>
    <meta:creation-date>2004-10-11T23:00:00</meta:creation-date>
    <dc:creator>Andreas Pidde</dc:creator>
    <dc:date>2008-09-21T14:47:38</dc:date>
    <meta:editing-cycles>10</meta:editing-cycles>
    <meta:editing-duration>PT1H10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8" meta:word-count="380" meta:character-count="2905"/>
  </office:meta>
</office:document-meta>
</file>